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localhost:3030/#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29:08.554482145</meta:creation-date>
    <dc:date>2024-06-27T13:29:42.148650581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24" meta:non-whitespace-character-count="24"/>
    <meta:generator>LibreOffice/7.3.7.2$Linux_X86_64 LibreOffice_project/30$Build-2</meta:generator>
  </office:meta>
</office:document-meta>
</file>